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0.859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0.504cm"/>
    </style:style>
    <style:style style:name="co11" style:family="table-column">
      <style:table-column-properties fo:break-before="auto" style:column-width="0.63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3.601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2.581cm"/>
    </style:style>
    <style:style style:name="co16" style:family="table-column">
      <style:table-column-properties fo:break-before="auto" style:column-width="8.774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2.441cm"/>
    </style:style>
    <style:style style:name="co19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table table:name="n_imag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FID für verschiedene Mengen verwendeter Trainingsdaten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lambda=5</text:p>
          </table:table-cell>
          <table:table-cell office:value-type="string">
            <text:p>n=64</text:p>
          </table:table-cell>
          <table:table-cell office:value-type="string">
            <text:p>epoch</text:p>
          </table:table-cell>
          <table:table-cell office:value-type="string">
            <text:p>FID</text:p>
          </table:table-cell>
          <table:table-cell/>
          <table:table-cell office:value-type="string">
            <text:p>n=128</text:p>
          </table:table-cell>
          <table:table-cell table:number-columns-repeated="3"/>
          <table:table-cell office:value-type="string">
            <text:p>n=256</text:p>
          </table:table-cell>
          <table:table-cell table:number-columns-repeated="3"/>
          <table:table-cell office:value-type="string">
            <text:p>n=512</text:p>
          </table:table-cell>
          <table:table-cell/>
        </table:table-row>
        <table:table-row table:style-name="ro1">
          <table:table-cell office:value-type="string">
            <text:p>poolsize=0</text:p>
          </table:table-cell>
          <table:table-cell/>
          <table:table-cell office:value-type="float" office:value="1">
            <text:p>1</text:p>
          </table:table-cell>
          <table:table-cell office:value-type="float" office:value="172.806803">
            <text:p>172.80680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86.13055">
            <text:p>186.130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2.053585">
            <text:p>202.0535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49.718884">
            <text:p>149.71888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70.396547">
            <text:p>170.39654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0.72858">
            <text:p>180.7285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9.354208">
            <text:p>129.354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31.122366">
            <text:p>131.12236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25.14406">
            <text:p>125.1440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8.262079">
            <text:p>98.2620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17.36253">
            <text:p>117.362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44.606822">
            <text:p>144.60682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07.469753">
            <text:p>107.46975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61.596439">
            <text:p>161.596439</text:p>
          </table:table-cell>
          <table:table-cell/>
          <table:table-cell office:value-type="float" office:value="1">
            <text:p>1</text:p>
          </table:table-cell>
          <table:table-cell office:value-type="float" office:value="156.658582">
            <text:p>156.658582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70.776395">
            <text:p>170.7763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2.921361">
            <text:p>192.92136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2.241346">
            <text:p>132.2413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71.720889">
            <text:p>171.72088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12.202565">
            <text:p>212.20256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0.410965">
            <text:p>150.410965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104.722639">
            <text:p>104.7226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79.481476">
            <text:p>179.4814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51.315324">
            <text:p>151.31532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45.666801">
            <text:p>145.6668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50.337545">
            <text:p>150.3375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56.864107">
            <text:p>156.86410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35.132541">
            <text:p>135.13254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2.289754">
            <text:p>112.289754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0.209418">
            <text:p>150.209418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37.495936">
            <text:p>237.49593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43.561444">
            <text:p>143.5614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85.390264">
            <text:p>185.3902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77.328853">
            <text:p>277.3288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69.949067">
            <text:p>169.94906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3.978826">
            <text:p>153.97882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2.952467">
            <text:p>172.952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56.020825">
            <text:p>156.0208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30.786857">
            <text:p>130.786857</text:p>
          </table:table-cell>
          <table:table-cell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91.974457">
            <text:p>91.9744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05.702446">
            <text:p>105.7024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63.438385">
            <text:p>163.43838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00.060776">
            <text:p>200.06077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6.04745">
            <text:p>156.04745</text:p>
          </table:table-cell>
          <table:table-cell/>
          <table:table-cell office:value-type="float" office:value="3">
            <text:p>3</text:p>
          </table:table-cell>
          <table:table-cell office:value-type="float" office:value="202.223861">
            <text:p>202.223861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21.889955">
            <text:p>121.8899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55.872174">
            <text:p>155.87217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10.427799">
            <text:p>210.4277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42.148157">
            <text:p>142.1481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65.823163">
            <text:p>165.82316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28.188656">
            <text:p>128.188656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office:value-type="float" office:value="103.010652">
            <text:p>103.0106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08.831876">
            <text:p>108.8318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16.030224">
            <text:p>216.03022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18.501412">
            <text:p>118.5014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1">
            <text:p>31</text:p>
          </table:table-cell>
          <table:table-cell table:style-name="ce1" office:value-type="float" office:value="98.148207">
            <text:p>98.1482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51.067124">
            <text:p>151.06712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4.223968">
            <text:p>144.22396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32.059318">
            <text:p>132.059318</text:p>
          </table:table-cell>
          <table:table-cell/>
          <table:table-cell office:value-type="float" office:value="4">
            <text:p>4</text:p>
          </table:table-cell>
          <table:table-cell office:value-type="float" office:value="187.885103">
            <text:p>187.885103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>
            <text:p>best:</text:p>
          </table:table-cell>
          <table:table-cell/>
          <table:table-cell table:formula="of:=MIN([.D3:.D34])" office:value-type="float" office:value="98.148207">
            <text:p>98.148207</text:p>
          </table:table-cell>
          <table:table-cell table:number-columns-repeated="3"/>
          <table:table-cell table:formula="of:=MIN([.H3:.H34])" office:value-type="float" office:value="91.974457">
            <text:p>91.974457</text:p>
          </table:table-cell>
          <table:table-cell table:number-columns-repeated="3"/>
          <table:table-cell table:formula="of:=MIN([.L4:.L34])" office:value-type="float" office:value="103.010652">
            <text:p>103.010652</text:p>
          </table:table-cell>
          <table:table-cell table:number-columns-repeated="2"/>
          <table:table-cell table:formula="of:=MIN([.O3:.O34])" office:value-type="float" office:value="150.209418">
            <text:p>150.209418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/>
          <table:table-cell table:formula="of:=AVERAGE([.D3:.D34])" office:value-type="float" office:value="160.21884115625">
            <text:p>160.2188411563</text:p>
          </table:table-cell>
          <table:table-cell table:number-columns-repeated="3"/>
          <table:table-cell table:formula="of:=AVERAGE([.H3:.H34])" office:value-type="float" office:value="149.044488">
            <text:p>149.044488</text:p>
          </table:table-cell>
          <table:table-cell table:number-columns-repeated="3"/>
          <table:table-cell table:formula="of:=AVERAGE([.L3:.L34])" office:value-type="float" office:value="134.004115875">
            <text:p>134.004115875</text:p>
          </table:table-cell>
          <table:table-cell table:number-columns-repeated="2"/>
          <table:table-cell table:formula="of:=AVERAGE([.O3:.O34])" office:value-type="float" office:value="174.244241">
            <text:p>174.244241</text:p>
          </table:table-cell>
        </table:table-row>
      </table:table>
      <table:table table:name="poolsize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1">
          <table:table-cell office:value-type="string">
            <text:p>FID für verschiedene geößen des Pools für generierte Bilder für Diskriminatorlosses</text:p>
          </table:table-cell>
          <table:table-cell table:number-columns-repeated="6"/>
        </table:table-row>
        <table:table-row table:style-name="ro1">
          <table:table-cell office:value-type="string">
            <text:p>n=128</text:p>
          </table:table-cell>
          <table:table-cell table:number-columns-repeated="6"/>
        </table:table-row>
        <table:table-row table:style-name="ro1">
          <table:table-cell office:value-type="string">
            <text:p>lambda=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poch\poolsiz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.053585">
            <text:p>202.053585</text:p>
          </table:table-cell>
          <table:table-cell office:value-type="float" office:value="135.639535">
            <text:p>135.639535</text:p>
          </table:table-cell>
          <table:table-cell office:value-type="float" office:value="213.006533">
            <text:p>213.006533</text:p>
          </table:table-cell>
          <table:table-cell office:value-type="float" office:value="206.455652">
            <text:p>206.45565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80.72858">
            <text:p>180.72858</text:p>
          </table:table-cell>
          <table:table-cell office:value-type="float" office:value="198.326193">
            <text:p>198.326193</text:p>
          </table:table-cell>
          <table:table-cell office:value-type="float" office:value="205.417756">
            <text:p>205.417756</text:p>
          </table:table-cell>
          <table:table-cell office:value-type="float" office:value="166.567619">
            <text:p>166.567619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8.262079">
            <text:p>98.262079</text:p>
          </table:table-cell>
          <table:table-cell office:value-type="float" office:value="160.948949">
            <text:p>160.948949</text:p>
          </table:table-cell>
          <table:table-cell office:value-type="float" office:value="162.994815">
            <text:p>162.994815</text:p>
          </table:table-cell>
          <table:table-cell office:value-type="float" office:value="143.962541">
            <text:p>143.96254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7.469753">
            <text:p>107.469753</text:p>
          </table:table-cell>
          <table:table-cell office:value-type="float" office:value="209.701468">
            <text:p>209.701468</text:p>
          </table:table-cell>
          <table:table-cell office:value-type="float" office:value="168.045015">
            <text:p>168.045015</text:p>
          </table:table-cell>
          <table:table-cell office:value-type="float" office:value="151.999368">
            <text:p>151.999368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32.241346">
            <text:p>132.241346</text:p>
          </table:table-cell>
          <table:table-cell office:value-type="float" office:value="122.618141">
            <text:p>122.618141</text:p>
          </table:table-cell>
          <table:table-cell table:style-name="ce1" office:value-type="float" office:value="110.884487">
            <text:p>110.884487</text:p>
          </table:table-cell>
          <table:table-cell office:value-type="float" office:value="186.732982">
            <text:p>186.732982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50.410965">
            <text:p>150.410965</text:p>
          </table:table-cell>
          <table:table-cell office:value-type="float" office:value="125.007801">
            <text:p>125.007801</text:p>
          </table:table-cell>
          <table:table-cell office:value-type="float" office:value="165.625437">
            <text:p>165.625437</text:p>
          </table:table-cell>
          <table:table-cell office:value-type="float" office:value="152.000053">
            <text:p>152.000053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5.666801">
            <text:p>145.666801</text:p>
          </table:table-cell>
          <table:table-cell table:style-name="ce1" office:value-type="float" office:value="98.210453">
            <text:p>98.210453</text:p>
          </table:table-cell>
          <table:table-cell office:value-type="float" office:value="164.901026">
            <text:p>164.901026</text:p>
          </table:table-cell>
          <table:table-cell table:style-name="ce1" office:value-type="float" office:value="114.154129">
            <text:p>114.15412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35.132541">
            <text:p>135.132541</text:p>
          </table:table-cell>
          <table:table-cell office:value-type="float" office:value="134.859658">
            <text:p>134.859658</text:p>
          </table:table-cell>
          <table:table-cell office:value-type="float" office:value="221.035388">
            <text:p>221.035388</text:p>
          </table:table-cell>
          <table:table-cell office:value-type="float" office:value="216.891377">
            <text:p>216.891377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85.390264">
            <text:p>185.390264</text:p>
          </table:table-cell>
          <table:table-cell office:value-type="float" office:value="150.389315">
            <text:p>150.389315</text:p>
          </table:table-cell>
          <table:table-cell office:value-type="float" office:value="188.67056">
            <text:p>188.67056</text:p>
          </table:table-cell>
          <table:table-cell office:value-type="float" office:value="183.564087">
            <text:p>183.56408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3.978826">
            <text:p>153.978826</text:p>
          </table:table-cell>
          <table:table-cell office:value-type="float" office:value="113.653084">
            <text:p>113.653084</text:p>
          </table:table-cell>
          <table:table-cell office:value-type="float" office:value="174.801737">
            <text:p>174.801737</text:p>
          </table:table-cell>
          <table:table-cell office:value-type="float" office:value="145.469861">
            <text:p>145.46986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1" office:value-type="float" office:value="91.974457">
            <text:p>91.974457</text:p>
          </table:table-cell>
          <table:table-cell office:value-type="float" office:value="99.087937">
            <text:p>99.087937</text:p>
          </table:table-cell>
          <table:table-cell office:value-type="float" office:value="125.858662">
            <text:p>125.858662</text:p>
          </table:table-cell>
          <table:table-cell office:value-type="float" office:value="127.595891">
            <text:p>127.59589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0.060776">
            <text:p>200.060776</text:p>
          </table:table-cell>
          <table:table-cell office:value-type="float" office:value="196.625981">
            <text:p>196.625981</text:p>
          </table:table-cell>
          <table:table-cell office:value-type="float" office:value="135.186207">
            <text:p>135.186207</text:p>
          </table:table-cell>
          <table:table-cell office:value-type="float" office:value="184.014117">
            <text:p>184.014117</text:p>
          </table:table-cell>
        </table:table-row>
        <table:table-row table:style-name="ro1">
          <table:table-cell table:number-columns-repeated="3"/>
          <table:table-cell office:value-type="float" office:value="210.427799">
            <text:p>210.4277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.188656">
            <text:p>128.1886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8.501412">
            <text:p>118.5014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4.223968">
            <text:p>144.22396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est</text:p>
          </table:table-cell>
          <table:table-cell table:formula="of:=MIN([.D5:.D20])" office:value-type="float" office:value="91.974457">
            <text:p>91.974457</text:p>
          </table:table-cell>
          <table:table-cell table:formula="of:=MIN([.E5:.E20])" office:value-type="float" office:value="98.210453">
            <text:p>98.210453</text:p>
          </table:table-cell>
          <table:table-cell table:formula="of:=MIN([.F5:.F20])" office:value-type="float" office:value="110.884487">
            <text:p>110.884487</text:p>
          </table:table-cell>
          <table:table-cell table:formula="of:=MIN([.G5:.G20])" office:value-type="float" office:value="114.154129">
            <text:p>114.154129</text:p>
          </table:table-cell>
        </table:table-row>
        <table:table-row table:style-name="ro1">
          <table:table-cell table:number-columns-repeated="2"/>
          <table:table-cell office:value-type="string">
            <text:p>avg</text:p>
          </table:table-cell>
          <table:table-cell table:formula="of:=AVERAGE([.D5:.D16])" office:value-type="float" office:value="148.614164416667">
            <text:p>148.6141644167</text:p>
          </table:table-cell>
          <table:table-cell table:formula="of:=AVERAGE([.E5:.E16])" office:value-type="float" office:value="145.42237625">
            <text:p>145.42237625</text:p>
          </table:table-cell>
          <table:table-cell table:formula="of:=AVERAGE([.F5:.F16])" office:value-type="float" office:value="169.702301916667">
            <text:p>169.7023019167</text:p>
          </table:table-cell>
          <table:table-cell table:formula="of:=AVERAGE([.G5:.G16])" office:value-type="float" office:value="164.95063975">
            <text:p>164.95063975</text:p>
          </table:table-cell>
        </table:table-row>
      </table:table>
      <table:table table:name="lambda" table:style-name="ta1" table:print="false"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4" table:default-cell-style-name="Default"/>
        <table:table-column table:style-name="co12" table:default-cell-style-name="ce2"/>
        <table:table-column table:style-name="co18" table:default-cell-style-name="Default"/>
        <table:table-column table:style-name="co12" table:number-columns-repeated="3" table:default-cell-style-name="Default"/>
        <table:table-column table:style-name="co12" table:default-cell-style-name="ce2"/>
        <table:table-column table:style-name="co19" table:default-cell-style-name="Default"/>
        <table:table-column table:style-name="co12" table:number-columns-repeated="5" table:default-cell-style-name="Default"/>
        <table:table-row table:style-name="ro1" table:number-rows-repeated="3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3" office:value-type="string">
            <text:p>FID für verschiedene Werte für lambda und n_images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>
            <text:p>poolsize=0</text:p>
          </table:table-cell>
          <table:table-cell/>
          <table:table-cell office:value-type="string">
            <text:p>n=128</text:p>
          </table:table-cell>
          <table:table-cell table:number-columns-repeated="5"/>
          <table:table-cell office:value-type="string">
            <text:p>n=256</text:p>
          </table:table-cell>
          <table:table-cell table:number-columns-repeated="4"/>
          <table:table-cell office:value-type="string">
            <text:p>n=512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epoch\lamb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poch\lambd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poch\lambd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2.532639">
            <text:p>192.532639</text:p>
          </table:table-cell>
          <table:table-cell office:value-type="float" office:value="202.053585">
            <text:p>202.053585</text:p>
          </table:table-cell>
          <table:table-cell office:value-type="float" office:value="150.525596">
            <text:p>150.525596</text:p>
          </table:table-cell>
          <table:table-cell office:value-type="float" office:value="157.629326">
            <text:p>157.629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44.58554">
            <text:p>244.58554</text:p>
          </table:table-cell>
          <table:table-cell office:value-type="float" office:value="180.72858">
            <text:p>180.72858</text:p>
          </table:table-cell>
          <table:table-cell office:value-type="float" office:value="246.347515">
            <text:p>246.347515</text:p>
          </table:table-cell>
          <table:table-cell office:value-type="float" office:value="195.89271">
            <text:p>195.89271</text:p>
          </table:table-cell>
          <table:table-cell/>
          <table:table-cell office:value-type="float" office:value="1">
            <text:p>1</text:p>
          </table:table-cell>
          <table:table-cell office:value-type="float" office:value="129.354208">
            <text:p>129.354208</text:p>
          </table:table-cell>
          <table:table-cell office:value-type="float" office:value="117.651043">
            <text:p>117.651043</text:p>
          </table:table-cell>
          <table:table-cell office:value-type="float" office:value="184.829595">
            <text:p>184.8295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74.755714">
            <text:p>174.755714</text:p>
          </table:table-cell>
          <table:table-cell office:value-type="float" office:value="98.262079">
            <text:p>98.262079</text:p>
          </table:table-cell>
          <table:table-cell office:value-type="float" office:value="172.32919">
            <text:p>172.32919</text:p>
          </table:table-cell>
          <table:table-cell office:value-type="float" office:value="102.369964">
            <text:p>102.3699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22.046488">
            <text:p>222.046488</text:p>
          </table:table-cell>
          <table:table-cell office:value-type="float" office:value="107.469753">
            <text:p>107.469753</text:p>
          </table:table-cell>
          <table:table-cell office:value-type="float" office:value="134.855306">
            <text:p>134.855306</text:p>
          </table:table-cell>
          <table:table-cell office:value-type="float" office:value="134.352731">
            <text:p>134.352731</text:p>
          </table:table-cell>
          <table:table-cell/>
          <table:table-cell office:value-type="float" office:value="2">
            <text:p>2</text:p>
          </table:table-cell>
          <table:table-cell office:value-type="float" office:value="161.596439">
            <text:p>161.596439</text:p>
          </table:table-cell>
          <table:table-cell table:style-name="ce1" office:value-type="float" office:value="112.758844">
            <text:p>112.758844</text:p>
          </table:table-cell>
          <table:table-cell office:value-type="float" office:value="129.700593">
            <text:p>129.700593</text:p>
          </table:table-cell>
          <table:table-cell/>
          <table:table-cell office:value-type="float" office:value="1">
            <text:p>1</text:p>
          </table:table-cell>
          <table:table-cell office:value-type="float" office:value="156.658582">
            <text:p>156.658582</text:p>
          </table:table-cell>
          <table:table-cell table:style-name="ce1" office:value-type="float" office:value="118.839105">
            <text:p>118.839105</text:p>
          </table:table-cell>
          <table:table-cell office:value-type="float" office:value="123.812163">
            <text:p>123.812163</text:p>
          </table:table-cell>
          <table:table-cell office:value-type="float" office:value="130.932986">
            <text:p>130.932986</text:p>
          </table:table-cell>
          <table:table-cell table:style-name="ce1" office:value-type="float" office:value="134.14824">
            <text:p>134.1482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67.228624">
            <text:p>167.228624</text:p>
          </table:table-cell>
          <table:table-cell office:value-type="float" office:value="132.241346">
            <text:p>132.241346</text:p>
          </table:table-cell>
          <table:table-cell office:value-type="float" office:value="146.604335">
            <text:p>146.604335</text:p>
          </table:table-cell>
          <table:table-cell table:style-name="ce1" office:value-type="float" office:value="95.905686">
            <text:p>95.9056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60.977327">
            <text:p>160.977327</text:p>
          </table:table-cell>
          <table:table-cell office:value-type="float" office:value="150.410965">
            <text:p>150.410965</text:p>
          </table:table-cell>
          <table:table-cell office:value-type="float" office:value="168.491441">
            <text:p>168.491441</text:p>
          </table:table-cell>
          <table:table-cell office:value-type="float" office:value="135.828435">
            <text:p>135.828435</text:p>
          </table:table-cell>
          <table:table-cell/>
          <table:table-cell office:value-type="float" office:value="3">
            <text:p>3</text:p>
          </table:table-cell>
          <table:table-cell table:style-name="ce1" office:value-type="float" office:value="104.722639">
            <text:p>104.722639</text:p>
          </table:table-cell>
          <table:table-cell office:value-type="float" office:value="203.398088">
            <text:p>203.398088</text:p>
          </table:table-cell>
          <table:table-cell office:value-type="float" office:value="129.926041">
            <text:p>129.926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56.252573">
            <text:p>156.252573</text:p>
          </table:table-cell>
          <table:table-cell office:value-type="float" office:value="145.666801">
            <text:p>145.666801</text:p>
          </table:table-cell>
          <table:table-cell office:value-type="float" office:value="182.458606">
            <text:p>182.458606</text:p>
          </table:table-cell>
          <table:table-cell office:value-type="float" office:value="101.161049">
            <text:p>101.1610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71.12516">
            <text:p>171.12516</text:p>
          </table:table-cell>
          <table:table-cell office:value-type="float" office:value="135.132541">
            <text:p>135.132541</text:p>
          </table:table-cell>
          <table:table-cell table:style-name="ce1" office:value-type="float" office:value="110.837048">
            <text:p>110.837048</text:p>
          </table:table-cell>
          <table:table-cell office:value-type="float" office:value="141.773632">
            <text:p>141.773632</text:p>
          </table:table-cell>
          <table:table-cell/>
          <table:table-cell office:value-type="float" office:value="4">
            <text:p>4</text:p>
          </table:table-cell>
          <table:table-cell office:value-type="float" office:value="112.289754">
            <text:p>112.289754</text:p>
          </table:table-cell>
          <table:table-cell office:value-type="float" office:value="171.914435">
            <text:p>171.914435</text:p>
          </table:table-cell>
          <table:table-cell office:value-type="float" office:value="201.600825">
            <text:p>201.600825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150.209418">
            <text:p>150.209418</text:p>
          </table:table-cell>
          <table:table-cell office:value-type="float" office:value="135.355663">
            <text:p>135.355663</text:p>
          </table:table-cell>
          <table:table-cell table:style-name="ce1" office:value-type="float" office:value="90.998645">
            <text:p>90.998645</text:p>
          </table:table-cell>
          <table:table-cell office:value-type="float" office:value="145.501009">
            <text:p>145.501009</text:p>
          </table:table-cell>
          <table:table-cell office:value-type="float" office:value="155.267108">
            <text:p>155.26710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1" office:value-type="float" office:value="131.189003">
            <text:p>131.189003</text:p>
          </table:table-cell>
          <table:table-cell office:value-type="float" office:value="185.390264">
            <text:p>185.390264</text:p>
          </table:table-cell>
          <table:table-cell office:value-type="float" office:value="181.628399">
            <text:p>181.628399</text:p>
          </table:table-cell>
          <table:table-cell office:value-type="float" office:value="168.179865">
            <text:p>168.1798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46.417311">
            <text:p>146.417311</text:p>
          </table:table-cell>
          <table:table-cell office:value-type="float" office:value="153.978826">
            <text:p>153.978826</text:p>
          </table:table-cell>
          <table:table-cell office:value-type="float" office:value="143.881414">
            <text:p>143.881414</text:p>
          </table:table-cell>
          <table:table-cell office:value-type="float" office:value="168.874291">
            <text:p>168.874291</text:p>
          </table:table-cell>
          <table:table-cell/>
          <table:table-cell office:value-type="float" office:value="5">
            <text:p>5</text:p>
          </table:table-cell>
          <table:table-cell office:value-type="float" office:value="172.952467">
            <text:p>172.952467</text:p>
          </table:table-cell>
          <table:table-cell office:value-type="float" office:value="179.129626">
            <text:p>179.129626</text:p>
          </table:table-cell>
          <table:table-cell office:value-type="float" office:value="179.558606">
            <text:p>179.5586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84.433605">
            <text:p>184.433605</text:p>
          </table:table-cell>
          <table:table-cell table:style-name="ce1" office:value-type="float" office:value="91.974457">
            <text:p>91.974457</text:p>
          </table:table-cell>
          <table:table-cell office:value-type="float" office:value="201.856229">
            <text:p>201.856229</text:p>
          </table:table-cell>
          <table:table-cell office:value-type="float" office:value="239.503343">
            <text:p>239.503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89.147435">
            <text:p>189.147435</text:p>
          </table:table-cell>
          <table:table-cell office:value-type="float" office:value="200.060776">
            <text:p>200.060776</text:p>
          </table:table-cell>
          <table:table-cell office:value-type="float" office:value="176.780441">
            <text:p>176.780441</text:p>
          </table:table-cell>
          <table:table-cell office:value-type="float" office:value="129.178533">
            <text:p>129.178533</text:p>
          </table:table-cell>
          <table:table-cell/>
          <table:table-cell office:value-type="float" office:value="6">
            <text:p>6</text:p>
          </table:table-cell>
          <table:table-cell office:value-type="float" office:value="156.04745">
            <text:p>156.04745</text:p>
          </table:table-cell>
          <table:table-cell office:value-type="float" office:value="171.419885">
            <text:p>171.419885</text:p>
          </table:table-cell>
          <table:table-cell office:value-type="float" office:value="157.163288">
            <text:p>157.163288</text:p>
          </table:table-cell>
          <table:table-cell/>
          <table:table-cell office:value-type="float" office:value="3">
            <text:p>3</text:p>
          </table:table-cell>
          <table:table-cell office:value-type="float" office:value="202.223861">
            <text:p>202.223861</text:p>
          </table:table-cell>
          <table:table-cell office:value-type="float" office:value="129.7373">
            <text:p>129.7373</text:p>
          </table:table-cell>
          <table:table-cell office:value-type="float" office:value="149.059953">
            <text:p>149.059953</text:p>
          </table:table-cell>
          <table:table-cell office:value-type="float" office:value="177.870502">
            <text:p>177.870502</text:p>
          </table:table-cell>
          <table:table-cell office:value-type="float" office:value="187.48248">
            <text:p>187.48248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210.427799">
            <text:p>210.42779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28.188656">
            <text:p>128.188656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103.010652">
            <text:p>103.010652</text:p>
          </table:table-cell>
          <table:table-cell office:value-type="float" office:value="158.784847">
            <text:p>158.784847</text:p>
          </table:table-cell>
          <table:table-cell table:style-name="ce1" office:value-type="float" office:value="90.851792">
            <text:p>90.8517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18.501412">
            <text:p>118.5014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44.223968">
            <text:p>144.22396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2.059318">
            <text:p>132.059318</text:p>
          </table:table-cell>
          <table:table-cell office:value-type="float" office:value="154.580038">
            <text:p>154.580038</text:p>
          </table:table-cell>
          <table:table-cell office:value-type="float" office:value="109.765712">
            <text:p>109.765712</text:p>
          </table:table-cell>
          <table:table-cell/>
          <table:table-cell office:value-type="float" office:value="4">
            <text:p>4</text:p>
          </table:table-cell>
          <table:table-cell office:value-type="float" office:value="187.885103">
            <text:p>187.885103</text:p>
          </table:table-cell>
          <table:table-cell office:value-type="float" office:value="183.96407">
            <text:p>183.96407</text:p>
          </table:table-cell>
          <table:table-cell office:value-type="float" office:value="130.96957">
            <text:p>130.96957</text:p>
          </table:table-cell>
          <table:table-cell office:value-type="float" office:value="119.620818">
            <text:p>119.620818</text:p>
          </table:table-cell>
          <table:table-cell office:value-type="float" office:value="172.658259">
            <text:p>172.65825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best</text:p>
          </table:table-cell>
          <table:table-cell table:formula="of:=MIN([.D9:.D20])" office:value-type="float" office:value="131.189003">
            <text:p>131.189003</text:p>
          </table:table-cell>
          <table:table-cell table:formula="of:=MIN([.E9:.E20])" office:value-type="float" office:value="91.974457">
            <text:p>91.974457</text:p>
          </table:table-cell>
          <table:table-cell table:formula="of:=MIN([.F9:.F20])" office:value-type="float" office:value="110.837048">
            <text:p>110.837048</text:p>
          </table:table-cell>
          <table:table-cell table:formula="of:=MIN([.G9:.G20])" office:value-type="float" office:value="95.905686">
            <text:p>95.9056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vg</text:p>
          </table:table-cell>
          <table:table-cell table:formula="of:=AVERAGE([.D9:.D20])" office:value-type="float" office:value="178.390951583333">
            <text:p>178.3909515833</text:p>
          </table:table-cell>
          <table:table-cell table:formula="of:=AVERAGE([.E9:.E20])" office:value-type="float" office:value="148.614164416667">
            <text:p>148.6141644167</text:p>
          </table:table-cell>
          <table:table-cell table:formula="of:=AVERAGE([.F9:.F20])" office:value-type="float" office:value="168.049626666667">
            <text:p>168.0496266667</text:p>
          </table:table-cell>
          <table:table-cell table:formula="of:=AVERAGE([.G9:.G20])" office:value-type="float" office:value="147.554130416667">
            <text:p>147.5541304167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5">
            <text:p>5</text:p>
          </table:table-cell>
          <table:table-cell table:number-columns-repeated="3"/>
          <table:table-cell office:value-type="float" office:value="128.539696">
            <text:p>128.539696</text:p>
          </table:table-cell>
          <table:table-cell office:value-type="float" office:value="183.616606">
            <text:p>183.616606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3"/>
          <table:table-cell office:value-type="float" office:value="6">
            <text:p>6</text:p>
          </table:table-cell>
          <table:table-cell table:number-columns-repeated="3"/>
          <table:table-cell table:style-name="ce1" office:value-type="float" office:value="113.965065">
            <text:p>113.965065</text:p>
          </table:table-cell>
          <table:table-cell office:value-type="float" office:value="212.500915">
            <text:p>212.50091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 office:value-type="float" office:value="7">
            <text:p>7</text:p>
          </table:table-cell>
          <table:table-cell table:number-columns-repeated="4"/>
          <table:table-cell office:value-type="float" office:value="168.883375">
            <text:p>168.8833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.06.2020</text:date>, <text:time>11:1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6-20T11:18:31.84</dc:date>
    <meta:editing-duration>P1DT9H18M17S</meta:editing-duration>
    <meta:editing-cycles>22</meta:editing-cycles>
    <meta:document-statistic meta:table-count="3" meta:cell-count="383" meta:object-count="0"/>
  </office:meta>
</office:document-meta>
</file>